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597in" style:rel-column-width="11356*"/>
    </style:style>
    <style:style style:name="Table1.B" style:family="table-column">
      <style:table-column-properties style:column-width="5.5333in" style:rel-column-width="5417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569in" table:align="margins"/>
    </style:style>
    <style:style style:name="Table2.A" style:family="table-column">
      <style:table-column-properties style:column-width="2.7285in" style:rel-column-width="32767*"/>
    </style:style>
    <style:style style:name="Table2.B" style:family="table-column">
      <style:table-column-properties style:column-width="2.728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569in" table:align="margins"/>
    </style:style>
    <style:style style:name="Table2.A" style:family="table-column">
      <style:table-column-properties style:column-width="2.7285in" style:rel-column-width="32767*"/>
    </style:style>
    <style:style style:name="Table2.B" style:family="table-column">
      <style:table-column-properties style:column-width="2.728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597in" style:rel-column-width="11356*"/>
    </style:style>
    <style:style style:name="Table3.B" style:family="table-column">
      <style:table-column-properties style:column-width="5.5333in" style:rel-column-width="5417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4569in" table:align="margins"/>
    </style:style>
    <style:style style:name="Table4.A" style:family="table-column">
      <style:table-column-properties style:column-width="2.7285in" style:rel-column-width="32767*"/>
    </style:style>
    <style:style style:name="Table4.B" style:family="table-column">
      <style:table-column-properties style:column-width="2.728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4569in" table:align="margins"/>
    </style:style>
    <style:style style:name="Table4.A" style:family="table-column">
      <style:table-column-properties style:column-width="2.7285in" style:rel-column-width="32767*"/>
    </style:style>
    <style:style style:name="Table4.B" style:family="table-column">
      <style:table-column-properties style:column-width="2.728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597in" style:rel-column-width="11356*"/>
    </style:style>
    <style:style style:name="Table5.B" style:family="table-column">
      <style:table-column-properties style:column-width="5.5333in" style:rel-column-width="5417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4569in" table:align="margins"/>
    </style:style>
    <style:style style:name="Table6.A" style:family="table-column">
      <style:table-column-properties style:column-width="2.7285in" style:rel-column-width="32767*"/>
    </style:style>
    <style:style style:name="Table6.B" style:family="table-column">
      <style:table-column-properties style:column-width="2.728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4569in" table:align="margins"/>
    </style:style>
    <style:style style:name="Table6.A" style:family="table-column">
      <style:table-column-properties style:column-width="2.7285in" style:rel-column-width="32767*"/>
    </style:style>
    <style:style style:name="Table6.B" style:family="table-column">
      <style:table-column-properties style:column-width="2.728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597in" style:rel-column-width="11356*"/>
    </style:style>
    <style:style style:name="Table7.B" style:family="table-column">
      <style:table-column-properties style:column-width="5.5333in" style:rel-column-width="54179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5.4569in" table:align="margins"/>
    </style:style>
    <style:style style:name="Table8.A" style:family="table-column">
      <style:table-column-properties style:column-width="2.7285in" style:rel-column-width="32767*"/>
    </style:style>
    <style:style style:name="Table8.B" style:family="table-column">
      <style:table-column-properties style:column-width="2.728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5.4569in" table:align="margins"/>
    </style:style>
    <style:style style:name="Table8.A" style:family="table-column">
      <style:table-column-properties style:column-width="2.7285in" style:rel-column-width="32767*"/>
    </style:style>
    <style:style style:name="Table8.B" style:family="table-column">
      <style:table-column-properties style:column-width="2.728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597in" style:rel-column-width="11356*"/>
    </style:style>
    <style:style style:name="Table9.B" style:family="table-column">
      <style:table-column-properties style:column-width="5.5333in" style:rel-column-width="5417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5.4569in" table:align="margins"/>
    </style:style>
    <style:style style:name="Table10.A" style:family="table-column">
      <style:table-column-properties style:column-width="1.8188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5.4569in" table:align="margins"/>
    </style:style>
    <style:style style:name="Table10.A" style:family="table-column">
      <style:table-column-properties style:column-width="1.8188in" style:rel-column-width="2184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597in" style:rel-column-width="11356*"/>
    </style:style>
    <style:style style:name="Table11.B" style:family="table-column">
      <style:table-column-properties style:column-width="5.5333in" style:rel-column-width="54179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4569in" table:align="margins"/>
    </style:style>
    <style:style style:name="Table12.A" style:family="table-column">
      <style:table-column-properties style:column-width="2.7285in" style:rel-column-width="32767*"/>
    </style:style>
    <style:style style:name="Table12.B" style:family="table-column">
      <style:table-column-properties style:column-width="2.728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4569in" table:align="margins"/>
    </style:style>
    <style:style style:name="Table12.A" style:family="table-column">
      <style:table-column-properties style:column-width="2.7285in" style:rel-column-width="32767*"/>
    </style:style>
    <style:style style:name="Table12.B" style:family="table-column">
      <style:table-column-properties style:column-width="2.728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4063in" style:rel-column-width="52934*"/>
    </style:style>
    <style:style style:name="Table13.B" style:family="table-column">
      <style:table-column-properties style:column-width="1.2868in" style:rel-column-width="12601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10" style:family="table-row">
      <style:table-row-properties style:min-row-height="0.4667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132in" style:rel-column-width="13836*"/>
    </style:style>
    <style:style style:name="Table14.B" style:family="table-column">
      <style:table-column-properties style:column-width="5.2799in" style:rel-column-width="51699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4132in" style:rel-column-width="13836*"/>
    </style:style>
    <style:style style:name="Table16.B" style:family="table-column">
      <style:table-column-properties style:column-width="5.2799in" style:rel-column-width="51699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4132in" style:rel-column-width="13836*"/>
    </style:style>
    <style:style style:name="Table17.B" style:family="table-column">
      <style:table-column-properties style:column-width="5.2799in" style:rel-column-width="51699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4132in" style:rel-column-width="13836*"/>
    </style:style>
    <style:style style:name="Table15.B" style:family="table-column">
      <style:table-column-properties style:column-width="5.2799in" style:rel-column-width="51699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4ffd"/>
    </style:style>
    <style:style style:name="P2" style:family="paragraph" style:parent-style-name="Table_20_Contents">
      <style:text-properties officeooo:paragraph-rsid="00034ffd"/>
    </style:style>
    <style:style style:name="P3" style:family="paragraph" style:parent-style-name="Table_20_Contents">
      <style:text-properties officeooo:rsid="00034ffd" officeooo:paragraph-rsid="00034ffd"/>
    </style:style>
    <style:style style:name="P4" style:family="paragraph" style:parent-style-name="Table_20_Contents">
      <style:text-properties officeooo:rsid="00034ffd" officeooo:paragraph-rsid="0004999a"/>
    </style:style>
    <style:style style:name="P5" style:family="paragraph" style:parent-style-name="Table_20_Contents">
      <style:text-properties officeooo:rsid="0004562a" officeooo:paragraph-rsid="0004562a"/>
    </style:style>
    <style:style style:name="P6" style:family="paragraph" style:parent-style-name="Table_20_Contents">
      <style:text-properties officeooo:rsid="00045cb9" officeooo:paragraph-rsid="00045cb9"/>
    </style:style>
    <style:style style:name="P7" style:family="paragraph" style:parent-style-name="Table_20_Contents">
      <style:text-properties fo:font-weight="bold" officeooo:rsid="00034ffd" officeooo:paragraph-rsid="00034ffd" style:font-weight-asian="bold" style:font-weight-complex="bold"/>
    </style:style>
    <style:style style:name="P8" style:family="paragraph" style:parent-style-name="Standard">
      <style:text-properties fo:font-weight="bold" officeooo:rsid="00051825" officeooo:paragraph-rsid="00051825" style:font-weight-asian="bold" style:font-weight-complex="bold"/>
    </style:style>
    <style:style style:name="P9" style:family="paragraph" style:parent-style-name="Table_20_Contents">
      <style:text-properties fo:font-weight="bold" officeooo:rsid="00051825" officeooo:paragraph-rsid="00051825" style:font-weight-asian="bold" style:font-weight-complex="bold"/>
    </style:style>
    <style:style style:name="P10" style:family="paragraph" style:parent-style-name="Text_20_body">
      <style:text-properties fo:font-weight="bold" officeooo:rsid="0008a643" officeooo:paragraph-rsid="0008a643" style:font-weight-asian="bold" style:font-weight-complex="bold"/>
    </style:style>
    <style:style style:name="P11" style:family="paragraph" style:parent-style-name="Text_20_body">
      <style:text-properties fo:font-weight="bold" officeooo:rsid="0008a643" officeooo:paragraph-rsid="00098e9c" style:font-weight-asian="bold" style:font-weight-complex="bold"/>
    </style:style>
    <style:style style:name="P12" style:family="paragraph" style:parent-style-name="Standard">
      <style:text-properties fo:font-weight="bold" officeooo:rsid="00098e9c" officeooo:paragraph-rsid="00098e9c" style:font-weight-asian="bold" style:font-weight-complex="bold"/>
    </style:style>
    <style:style style:name="P13" style:family="paragraph" style:parent-style-name="Table_20_Contents">
      <style:text-properties fo:font-weight="bold" officeooo:rsid="00098e9c" officeooo:paragraph-rsid="00098e9c" style:font-weight-asian="bold" style:font-weight-complex="bold"/>
    </style:style>
    <style:style style:name="P14" style:family="paragraph" style:parent-style-name="Standard">
      <style:text-properties fo:font-weight="bold" officeooo:rsid="00098e9c" officeooo:paragraph-rsid="000a6059" style:font-weight-asian="bold" style:font-weight-complex="bold"/>
    </style:style>
    <style:style style:name="P15" style:family="paragraph" style:parent-style-name="Table_20_Contents">
      <style:text-properties fo:font-weight="bold" officeooo:rsid="00098e9c" officeooo:paragraph-rsid="000a6059" style:font-weight-asian="bold" style:font-weight-complex="bold"/>
    </style:style>
    <style:style style:name="P16" style:family="paragraph" style:parent-style-name="Table_20_Contents">
      <style:text-properties officeooo:rsid="0004999a" officeooo:paragraph-rsid="0004999a"/>
    </style:style>
    <style:style style:name="P17" style:family="paragraph" style:parent-style-name="Table_20_Contents">
      <style:text-properties officeooo:rsid="00051825" officeooo:paragraph-rsid="00051825"/>
    </style:style>
    <style:style style:name="P18" style:family="paragraph" style:parent-style-name="Table_20_Contents">
      <style:text-properties fo:font-weight="normal" officeooo:rsid="00051825" officeooo:paragraph-rsid="00051825" style:font-weight-asian="normal" style:font-weight-complex="normal"/>
    </style:style>
    <style:style style:name="P19" style:family="paragraph" style:parent-style-name="Standard">
      <style:text-properties officeooo:paragraph-rsid="000a6059"/>
    </style:style>
    <style:style style:name="P20" style:family="paragraph" style:parent-style-name="Table_20_Contents">
      <style:text-properties officeooo:rsid="00098e9c" officeooo:paragraph-rsid="00098e9c"/>
    </style:style>
    <style:style style:name="P21" style:family="paragraph" style:parent-style-name="Table_20_Contents">
      <style:text-properties officeooo:rsid="00098e9c" officeooo:paragraph-rsid="000a6059"/>
    </style:style>
    <style:style style:name="P22" style:family="paragraph" style:parent-style-name="Table_20_Contents">
      <style:text-properties officeooo:rsid="000a6059" officeooo:paragraph-rsid="000a6059"/>
    </style:style>
    <style:style style:name="P23" style:family="paragraph" style:parent-style-name="Table_20_Contents">
      <style:text-properties officeooo:rsid="000ae4ed" officeooo:paragraph-rsid="000ae4ed"/>
    </style:style>
    <style:style style:name="P24" style:family="paragraph" style:parent-style-name="Table_20_Contents">
      <style:text-properties officeooo:rsid="000c8d07" officeooo:paragraph-rsid="000c8d07"/>
    </style:style>
    <style:style style:name="P25" style:family="paragraph" style:parent-style-name="Text_20_body">
      <style:text-properties fo:font-weight="bold" officeooo:rsid="00098e9c" officeooo:paragraph-rsid="00098e9c" style:font-weight-asian="bold" style:font-weight-complex="bold"/>
    </style:style>
    <style:style style:name="T1" style:family="text">
      <style:text-properties officeooo:rsid="0004562a"/>
    </style:style>
    <style:style style:name="T2" style:family="text">
      <style:text-properties officeooo:rsid="00045cb9"/>
    </style:style>
    <style:style style:name="T3" style:family="text">
      <style:text-properties officeooo:rsid="000499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c6ba" style:font-weight-asian="normal" style:font-weight-complex="normal"/>
    </style:style>
    <style:style style:name="T6" style:family="text">
      <style:text-properties officeooo:rsid="000a6059"/>
    </style:style>
    <style:style style:name="T7" style:family="text">
      <style:text-properties officeooo:rsid="00034ffd"/>
    </style:style>
    <style:style style:name="T8" style:family="text">
      <style:text-properties officeooo:rsid="000ae4ed"/>
    </style:style>
    <style:style style:name="T9" style:family="text">
      <style:text-properties officeooo:rsid="000c8d07"/>
    </style:style>
    <style:style style:name="T10" style:family="text">
      <style:text-properties officeooo:rsid="000fd3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­</text:p>
      <text:p text:style-name="P11">Use case descripto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D</text:p>
          </table:table-cell>
          <table:table-cell table:style-name="Table1.B1" office:value-type="string">
            <text:p text:style-name="P3">UC1</text:p>
          </table:table-cell>
        </table:table-row>
        <table:table-row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3">Regis<text:span text:style-name="T6">tring a patient</text:span>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2" office:value-type="string">
            <text:p text:style-name="P3">Guard Doctor registers the patient in the system</text:p>
          </table:table-cell>
        </table:table-row>
        <table:table-row>
          <table:table-cell table:style-name="Table1.A2" office:value-type="string">
            <text:p text:style-name="P7">Actors</text:p>
          </table:table-cell>
          <table:table-cell table:style-name="Table1.B2" office:value-type="string">
            <text:p text:style-name="P3">Guard Doctor</text:p>
          </table:table-cell>
        </table:table-row>
        <table:table-row>
          <table:table-cell table:style-name="Table1.A2" office:value-type="string">
            <text:p text:style-name="P7">Preconditions</text:p>
          </table:table-cell>
          <table:table-cell table:style-name="Table1.B2" office:value-type="string">
            <text:p text:style-name="P3">The actor is logged into the system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2" office:value-type="string">
            <text:p text:style-name="P3">Patient is registered in the system</text:p>
          </table:table-cell>
        </table:table-row>
        <table:table-row>
          <table:table-cell table:style-name="Table1.A2" office:value-type="string">
            <text:p text:style-name="P7">Main Flow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Assigned Doctor</text:p>
                </table:table-cell>
                <table:table-cell table:style-name="Table2.B1" office:value-type="string">
                  <text:p text:style-name="P3">System</text:p>
                </table:table-cell>
              </table:table-row>
              <table:table-row>
                <table:table-cell table:style-name="Table2.A2" office:value-type="string">
                  <text:p text:style-name="P3">1. Write patient information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3">2. Confirm patient details</text:p>
                </table:table-cell>
                <table:table-cell table:style-name="Table2.B2" office:value-type="string">
                  <text:p text:style-name="P3">3. Confirmation status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7">Alternate flows</text:p>
          </table:table-cell>
          <table:table-cell table:style-name="Table1.B2" office:value-type="string">
            <text:p text:style-name="P3">Patient info is invalid</text:p>
            <text:p text:style-name="P3">Patient is not registered in the hospital system</text:p>
          </table:table-cell>
        </table:table-row>
        <table:table-row>
          <table:table-cell table:style-name="Table1.A2" office:value-type="string">
            <text:p text:style-name="P7">Frequency</text:p>
          </table:table-cell>
          <table:table-cell table:style-name="Table1.B2" office:value-type="string">
            <text:p text:style-name="P3">Often</text:p>
          </table:table-cell>
        </table:table-row>
        <table:table-row>
          <table:table-cell table:style-name="Table1.A2" office:value-type="string">
            <text:p text:style-name="P7">Priority</text:p>
          </table:table-cell>
          <table:table-cell table:style-name="Table1.B2" office:value-type="string">
            <text:p text:style-name="P3">High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ID</text:p>
          </table:table-cell>
          <table:table-cell table:style-name="Table3.B1" office:value-type="string">
            <text:p text:style-name="P3">UC2</text:p>
          </table:table-cell>
        </table:table-row>
        <table:table-row>
          <table:table-cell table:style-name="Table3.A2" office:value-type="string">
            <text:p text:style-name="P7">Name</text:p>
          </table:table-cell>
          <table:table-cell table:style-name="Table3.B2" office:value-type="string">
            <text:p text:style-name="P3">Intern<text:span text:style-name="T6">ation of a patient</text:span></text:p>
          </table:table-cell>
        </table:table-row>
        <table:table-row>
          <table:table-cell table:style-name="Table3.A2" office:value-type="string">
            <text:p text:style-name="P7">Description</text:p>
          </table:table-cell>
          <table:table-cell table:style-name="Table3.B2" office:value-type="string">
            <text:p text:style-name="P3">Assigned Doctor internates a patient in a saloon</text:p>
          </table:table-cell>
        </table:table-row>
        <table:table-row>
          <table:table-cell table:style-name="Table3.A2" office:value-type="string">
            <text:p text:style-name="P7">Actors</text:p>
          </table:table-cell>
          <table:table-cell table:style-name="Table3.B2" office:value-type="string">
            <text:p text:style-name="P3">Assigned Doctor</text:p>
          </table:table-cell>
        </table:table-row>
        <table:table-row>
          <table:table-cell table:style-name="Table3.A2" office:value-type="string">
            <text:p text:style-name="P7">Preconditions</text:p>
          </table:table-cell>
          <table:table-cell table:style-name="Table3.B2" office:value-type="string">
            <text:p text:style-name="P4">Actors are logged in</text:p>
            <text:p text:style-name="P4">Patient is already registered in the system</text:p>
          </table:table-cell>
        </table:table-row>
        <table:table-row>
          <table:table-cell table:style-name="Table3.A2" office:value-type="string">
            <text:p text:style-name="P7">Postconditions</text:p>
          </table:table-cell>
          <table:table-cell table:style-name="Table3.B2" office:value-type="string">
            <text:p text:style-name="P3">Patient status is set to interned</text:p>
          </table:table-cell>
        </table:table-row>
        <table:table-row>
          <table:table-cell table:style-name="Table3.A2" office:value-type="string">
            <text:p text:style-name="P7">Main Flow</text:p>
          </table:table-cell>
          <table:table-cell table:style-name="Table3.B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Assigned Doctor</text:p>
                </table:table-cell>
                <table:table-cell table:style-name="Table4.B1" office:value-type="string">
                  <text:p text:style-name="P3">System</text:p>
                </table:table-cell>
              </table:table-row>
              <table:table-row>
                <table:table-cell table:style-name="Table4.A2" office:value-type="string">
                  <text:p text:style-name="P3">1. Write patient information</text:p>
                </table:table-cell>
                <table:table-cell table:style-name="Table4.B2" office:value-type="string">
                  <text:p text:style-name="P2"/>
                </table:table-cell>
              </table:table-row>
              <table:table-row>
                <table:table-cell table:style-name="Table4.A2" office:value-type="string">
                  <text:p text:style-name="P3">2. Confirm patient details</text:p>
                </table:table-cell>
                <table:table-cell table:style-name="Table4.B2" office:value-type="string">
                  <text:p text:style-name="P3">3. Confirmation status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3.A2" office:value-type="string">
            <text:p text:style-name="P7">Alternate flows</text:p>
          </table:table-cell>
          <table:table-cell table:style-name="Table3.B2" office:value-type="string">
            <text:p text:style-name="P3">Patient not registered into the system</text:p>
            <text:p text:style-name="P3">Error message</text:p>
          </table:table-cell>
        </table:table-row>
        <table:table-row>
          <table:table-cell table:style-name="Table3.A2" office:value-type="string">
            <text:p text:style-name="P7">Frequency</text:p>
          </table:table-cell>
          <table:table-cell table:style-name="Table3.B2" office:value-type="string">
            <text:p text:style-name="P3">Often</text:p>
          </table:table-cell>
        </table:table-row>
        <table:table-row>
          <table:table-cell table:style-name="Table3.A2" office:value-type="string">
            <text:p text:style-name="P7">Priority</text:p>
          </table:table-cell>
          <table:table-cell table:style-name="Table3.B2" office:value-type="string">
            <text:p text:style-name="P3">High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ID</text:p>
          </table:table-cell>
          <table:table-cell table:style-name="Table5.B1" office:value-type="string">
            <text:p text:style-name="P3">UC3</text:p>
          </table:table-cell>
        </table:table-row>
        <table:table-row>
          <table:table-cell table:style-name="Table5.A2" office:value-type="string">
            <text:p text:style-name="P7">Name</text:p>
          </table:table-cell>
          <table:table-cell table:style-name="Table5.B2" office:value-type="string">
            <text:p text:style-name="P6">Release an interned patient</text:p>
          </table:table-cell>
        </table:table-row>
        <table:table-row>
          <table:table-cell table:style-name="Table5.A2" office:value-type="string">
            <text:p text:style-name="P7">Description</text:p>
          </table:table-cell>
          <table:table-cell table:style-name="Table5.B2" office:value-type="string">
            <text:p text:style-name="P16">Assigned Doctor releases the patient from the hospital if he deems that the treatment is over</text:p>
          </table:table-cell>
        </table:table-row>
        <table:table-row>
          <table:table-cell table:style-name="Table5.A2" office:value-type="string">
            <text:p text:style-name="P7">Actors</text:p>
          </table:table-cell>
          <table:table-cell table:style-name="Table5.B2" office:value-type="string">
            <text:p text:style-name="P3">Assigned Doctor</text:p>
          </table:table-cell>
        </table:table-row>
        <table:table-row>
          <table:table-cell table:style-name="Table5.A2" office:value-type="string">
            <text:p text:style-name="P7">Preconditions</text:p>
          </table:table-cell>
          <table:table-cell table:style-name="Table5.B2" office:value-type="string">
            <text:p text:style-name="P3">Actors are logged in</text:p>
          </table:table-cell>
        </table:table-row>
        <table:table-row>
          <table:table-cell table:style-name="Table5.A2" office:value-type="string">
            <text:p text:style-name="P7">Postconditions</text:p>
          </table:table-cell>
          <table:table-cell table:style-name="Table5.B2" office:value-type="string">
            <text:p text:style-name="P3">Patient is re<text:span text:style-name="T3">leased from the hospital and allowed to go home</text:span></text:p>
            <text:p text:style-name="P16">Internation status is changed</text:p>
            <text:p text:style-name="P16">Clinical file is updated and finished</text:p>
          </table:table-cell>
        </table:table-row>
        <table:table-row>
          <table:table-cell table:style-name="Table5.A2" office:value-type="string">
            <text:p text:style-name="P7">Main Flow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">Assigned Doctor</text:p>
                </table:table-cell>
                <table:table-cell table:style-name="Table6.B1" office:value-type="string">
                  <text:p text:style-name="P3">System</text:p>
                </table:table-cell>
              </table:table-row>
              <table:table-row>
                <table:table-cell table:style-name="Table6.A2" office:value-type="string">
                  <text:p text:style-name="P3">1. <text:span text:style-name="T3">Request the lists of the interned patients</text:span></text:p>
                </table:table-cell>
                <table:table-cell table:style-name="Table6.B2" office:value-type="string">
                  <text:p text:style-name="P16">2. Provides the list of patients that the doctor is assigned to</text:p>
                </table:table-cell>
              </table:table-row>
              <table:table-row>
                <table:table-cell table:style-name="Table6.A2" office:value-type="string">
                  <text:p text:style-name="P16">3. Select the patient that gets to be released [A1][A2]</text:p>
                </table:table-cell>
                <table:table-cell table:style-name="Table6.B2" office:value-type="string">
                  <text:p text:style-name="P3"/>
                </table:table-cell>
              </table:table-row>
              <table:table-row>
                <table:table-cell table:style-name="Table6.A2" office:value-type="string">
                  <text:p text:style-name="P16">4. Confirming the release</text:p>
                </table:table-cell>
                <table:table-cell table:style-name="Table6.B2" office:value-type="string">
                  <text:p text:style-name="P16">5. Patient is marked as released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5.A2" office:value-type="string">
            <text:p text:style-name="P7">Alternate flows</text:p>
          </table:table-cell>
          <table:table-cell table:style-name="Table5.B2" office:value-type="string">
            <text:p text:style-name="P6">A1 Assigned Doctor requests access to a patient that is not assigned to him</text:p>
            <text:p text:style-name="P6">Display error, go back to step 1</text:p>
            <text:p text:style-name="P6"/>
            <text:p text:style-name="P6">A2 Assigned Doctor requests access to a patient that is not assigned to him</text:p>
            <text:p text:style-name="P6">Display error, notify system administrator</text:p>
          </table:table-cell>
        </table:table-row>
        <table:table-row>
          <table:table-cell table:style-name="Table5.A2" office:value-type="string">
            <text:p text:style-name="P7">Frequency</text:p>
          </table:table-cell>
          <table:table-cell table:style-name="Table5.B2" office:value-type="string">
            <text:p text:style-name="P3">Often</text:p>
          </table:table-cell>
        </table:table-row>
        <table:table-row>
          <table:table-cell table:style-name="Table5.A2" office:value-type="string">
            <text:p text:style-name="P7">Priority</text:p>
          </table:table-cell>
          <table:table-cell table:style-name="Table5.B2" office:value-type="string">
            <text:p text:style-name="P3">High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D</text:p>
          </table:table-cell>
          <table:table-cell table:style-name="Table7.B1" office:value-type="string">
            <text:p text:style-name="P3">UC4</text:p>
          </table:table-cell>
        </table:table-row>
        <table:table-row>
          <table:table-cell table:style-name="Table7.A2" office:value-type="string">
            <text:p text:style-name="P7">Name</text:p>
          </table:table-cell>
          <table:table-cell table:style-name="Table7.B2" office:value-type="string">
            <text:p text:style-name="P6">Update Clinical File</text:p>
          </table:table-cell>
        </table:table-row>
        <table:table-row>
          <table:table-cell table:style-name="Table7.A2" office:value-type="string">
            <text:p text:style-name="P7">Description</text:p>
          </table:table-cell>
          <table:table-cell table:style-name="Table7.B2" office:value-type="string">
            <text:p text:style-name="P6">Assigned Doctor updates the clinical file of a patient based on the evolution of the treatment</text:p>
          </table:table-cell>
        </table:table-row>
        <table:table-row>
          <table:table-cell table:style-name="Table7.A2" office:value-type="string">
            <text:p text:style-name="P7">Actors</text:p>
          </table:table-cell>
          <table:table-cell table:style-name="Table7.B2" office:value-type="string">
            <text:p text:style-name="P3">Assigned Doctor</text:p>
          </table:table-cell>
        </table:table-row>
        <table:table-row>
          <table:table-cell table:style-name="Table7.A2" office:value-type="string">
            <text:p text:style-name="P7">Preconditions</text:p>
          </table:table-cell>
          <table:table-cell table:style-name="Table7.B2" office:value-type="string">
            <text:p text:style-name="P3">Actors are logged in</text:p>
          </table:table-cell>
        </table:table-row>
        <table:table-row>
          <table:table-cell table:style-name="Table7.A2" office:value-type="string">
            <text:p text:style-name="P7">Postconditions</text:p>
          </table:table-cell>
          <table:table-cell table:style-name="Table7.B2" office:value-type="string">
            <text:p text:style-name="P6">The clinical file of a patient is updated</text:p>
          </table:table-cell>
        </table:table-row>
        <table:table-row>
          <table:table-cell table:style-name="Table7.A2" office:value-type="string">
            <text:p text:style-name="P7">Main Flow</text:p>
          </table:table-cell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">Assigned Doctor</text:p>
                </table:table-cell>
                <table:table-cell table:style-name="Table8.B1" office:value-type="string">
                  <text:p text:style-name="P3">System</text:p>
                </table:table-cell>
              </table:table-row>
              <table:table-row>
                <table:table-cell table:style-name="Table8.A2" office:value-type="string">
                  <text:p text:style-name="P3">1. <text:span text:style-name="T2">Selects the patient</text:span></text:p>
                </table:table-cell>
                <table:table-cell table:style-name="Table8.B2" office:value-type="string">
                  <text:p text:style-name="P6">2. Returns the requested patient[A1][A2]</text:p>
                </table:table-cell>
              </table:table-row>
              <table:table-row>
                <table:table-cell table:style-name="Table8.A2" office:value-type="string">
                  <text:p text:style-name="P6">3. Update the clinical file</text:p>
                </table:table-cell>
                <table:table-cell table:style-name="Table8.B2" office:value-type="string">
                  <text:p text:style-name="P3"/>
                </table:table-cell>
              </table:table-row>
              <table:table-row>
                <table:table-cell table:style-name="Table8.A2" office:value-type="string">
                  <text:p text:style-name="P6">4. Confirm the made changes</text:p>
                </table:table-cell>
                <table:table-cell table:style-name="Table8.B2" office:value-type="string">
                  <text:p text:style-name="P6">5. Confirmation status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7.A2" office:value-type="string">
            <text:p text:style-name="P7">Alternate flows</text:p>
          </table:table-cell>
          <table:table-cell table:style-name="Table7.B2" office:value-type="string">
            <text:p text:style-name="P6">A1 Assigned Doctor requests access to a patient that is not assigned to him</text:p>
            <text:p text:style-name="P6">Display error, go back to step 1</text:p>
            <text:p text:style-name="P6"><text:soft-page-break/></text:p>
            <text:p text:style-name="P6">A2 Assigned Doctor requests access to a patient that is not assigned to him</text:p>
            <text:p text:style-name="P6">Display error, notify system administrator</text:p>
          </table:table-cell>
        </table:table-row>
        <table:table-row>
          <table:table-cell table:style-name="Table7.A2" office:value-type="string">
            <text:p text:style-name="P7">Frequency</text:p>
          </table:table-cell>
          <table:table-cell table:style-name="Table7.B2" office:value-type="string">
            <text:p text:style-name="P3">Often</text:p>
          </table:table-cell>
        </table:table-row>
        <table:table-row>
          <table:table-cell table:style-name="Table7.A2" office:value-type="string">
            <text:p text:style-name="P7">Priority</text:p>
          </table:table-cell>
          <table:table-cell table:style-name="Table7.B2" office:value-type="string">
            <text:p text:style-name="P3">High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ID</text:p>
          </table:table-cell>
          <table:table-cell table:style-name="Table9.B1" office:value-type="string">
            <text:p text:style-name="P3">UC5</text:p>
          </table:table-cell>
        </table:table-row>
        <table:table-row>
          <table:table-cell table:style-name="Table9.A2" office:value-type="string">
            <text:p text:style-name="P7">Name</text:p>
          </table:table-cell>
          <table:table-cell table:style-name="Table9.B2" office:value-type="string">
            <text:p text:style-name="P5">View clinical file</text:p>
          </table:table-cell>
        </table:table-row>
        <table:table-row>
          <table:table-cell table:style-name="Table9.A2" office:value-type="string">
            <text:p text:style-name="P7">Description</text:p>
          </table:table-cell>
          <table:table-cell table:style-name="Table9.B2" office:value-type="string">
            <text:p text:style-name="P5">The Assigned Doctor requests to see the clinical file of a patient or a patient requests to see their own clincial file</text:p>
          </table:table-cell>
        </table:table-row>
        <table:table-row>
          <table:table-cell table:style-name="Table9.A2" office:value-type="string">
            <text:p text:style-name="P7">Actors</text:p>
          </table:table-cell>
          <table:table-cell table:style-name="Table9.B2" office:value-type="string">
            <text:p text:style-name="P3">Assigned Doctor, <text:span text:style-name="T1">Patient</text:span></text:p>
          </table:table-cell>
        </table:table-row>
        <table:table-row>
          <table:table-cell table:style-name="Table9.A2" office:value-type="string">
            <text:p text:style-name="P7">Preconditions</text:p>
          </table:table-cell>
          <table:table-cell table:style-name="Table9.B2" office:value-type="string">
            <text:p text:style-name="P3">Actors are logged in</text:p>
          </table:table-cell>
        </table:table-row>
        <table:table-row>
          <table:table-cell table:style-name="Table9.A2" office:value-type="string">
            <text:p text:style-name="P7">Postconditions</text:p>
          </table:table-cell>
          <table:table-cell table:style-name="Table9.B2" office:value-type="string">
            <text:p text:style-name="P16">The Actors get access to the clinical file of the patient</text:p>
          </table:table-cell>
        </table:table-row>
        <table:table-row>
          <table:table-cell table:style-name="Table9.A2" office:value-type="string">
            <text:p text:style-name="P7">Main Flow</text:p>
          </table:table-cell>
          <table:table-cell table:style-name="Table9.B2" office:value-type="string"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3">Assigned Doctor</text:p>
                </table:table-cell>
                <table:table-cell table:style-name="Table10.A1" office:value-type="string">
                  <text:p text:style-name="P3">System</text:p>
                </table:table-cell>
                <table:table-cell table:style-name="Table10.C1" office:value-type="string">
                  <text:p text:style-name="P5">Patient</text:p>
                </table:table-cell>
              </table:table-row>
              <table:table-row>
                <table:table-cell table:style-name="Table10.A2" office:value-type="string">
                  <text:p text:style-name="P6">1. Request Clinical file</text:p>
                </table:table-cell>
                <table:table-cell table:style-name="Table10.A2" office:value-type="string">
                  <text:p text:style-name="P6">2. Provide requested clinical file[A1][A2]</text:p>
                </table:table-cell>
                <table:table-cell table:style-name="Table10.C2" office:value-type="string">
                  <text:p text:style-name="P6">1. Request Clinical fil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9.A2" office:value-type="string">
            <text:p text:style-name="P7">Alternate flows</text:p>
          </table:table-cell>
          <table:table-cell table:style-name="Table9.B2" office:value-type="string">
            <text:p text:style-name="P6">A1 Actor does not have access to the requested clinical file</text:p>
            <text:p text:style-name="P6">Display error, go back to request page</text:p>
            <text:p text:style-name="P6"/>
            <text:p text:style-name="P6">A2 Actor repeatedly requests access to a clinical file to which he does not have access to</text:p>
            <text:p text:style-name="P6">Display error, notify system administrator</text:p>
          </table:table-cell>
        </table:table-row>
        <table:table-row>
          <table:table-cell table:style-name="Table9.A2" office:value-type="string">
            <text:p text:style-name="P7">Frequency</text:p>
          </table:table-cell>
          <table:table-cell table:style-name="Table9.B2" office:value-type="string">
            <text:p text:style-name="P3">Often</text:p>
          </table:table-cell>
        </table:table-row>
        <table:table-row>
          <table:table-cell table:style-name="Table9.A2" office:value-type="string">
            <text:p text:style-name="P7">Priority</text:p>
          </table:table-cell>
          <table:table-cell table:style-name="Table9.B2" office:value-type="string">
            <text:p text:style-name="P3">High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ID</text:p>
          </table:table-cell>
          <table:table-cell table:style-name="Table11.B1" office:value-type="string">
            <text:p text:style-name="P3">UC6</text:p>
          </table:table-cell>
        </table:table-row>
        <table:table-row>
          <table:table-cell table:style-name="Table11.A2" office:value-type="string">
            <text:p text:style-name="P7">Name</text:p>
          </table:table-cell>
          <table:table-cell table:style-name="Table11.B2" office:value-type="string">
            <text:p text:style-name="P3">Login</text:p>
          </table:table-cell>
        </table:table-row>
        <table:table-row>
          <table:table-cell table:style-name="Table11.A2" office:value-type="string">
            <text:p text:style-name="P7">Description</text:p>
          </table:table-cell>
          <table:table-cell table:style-name="Table11.B2" office:value-type="string">
            <text:p text:style-name="P5">Software actors log in the system with their credentials</text:p>
          </table:table-cell>
        </table:table-row>
        <table:table-row>
          <table:table-cell table:style-name="Table11.A2" office:value-type="string">
            <text:p text:style-name="P7">Actors</text:p>
          </table:table-cell>
          <table:table-cell table:style-name="Table11.B2" office:value-type="string">
            <text:p text:style-name="P5">Guard Doctor, Assigned Doctor, Patient</text:p>
          </table:table-cell>
        </table:table-row>
        <table:table-row>
          <table:table-cell table:style-name="Table11.A2" office:value-type="string">
            <text:p text:style-name="P7">Preconditions</text:p>
          </table:table-cell>
          <table:table-cell table:style-name="Table11.B2" office:value-type="string">
            <text:p text:style-name="P5">System is running</text:p>
          </table:table-cell>
        </table:table-row>
        <table:table-row>
          <table:table-cell table:style-name="Table11.A2" office:value-type="string">
            <text:p text:style-name="P7">Postconditions</text:p>
          </table:table-cell>
          <table:table-cell table:style-name="Table11.B2" office:value-type="string">
            <text:p text:style-name="P5">Software actor gets logged in</text:p>
          </table:table-cell>
        </table:table-row>
        <table:table-row>
          <table:table-cell table:style-name="Table11.A2" office:value-type="string">
            <text:p text:style-name="P7">Main Flow</text:p>
          </table:table-cell>
          <table:table-cell table:style-name="Table11.B2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">Software Actor</text:p>
                </table:table-cell>
                <table:table-cell table:style-name="Table12.B1" office:value-type="string">
                  <text:p text:style-name="P3">System</text:p>
                </table:table-cell>
              </table:table-row>
              <table:table-row>
                <table:table-cell table:style-name="Table12.A2" office:value-type="string">
                  <text:p text:style-name="P3">1. <text:span text:style-name="T1">Choose to log in</text:span></text:p>
                </table:table-cell>
                <table:table-cell table:style-name="Table12.B2" office:value-type="string">
                  <text:p text:style-name="P5">2. Show login form</text:p>
                </table:table-cell>
              </table:table-row>
              <table:table-row>
                <table:table-cell table:style-name="Table12.A2" office:value-type="string">
                  <text:p text:style-name="P5">3. Enter username and password</text:p>
                </table:table-cell>
                <table:table-cell table:style-name="Table12.B2" office:value-type="string">
                  <text:p text:style-name="P5">4. Log in user[A1][A2]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1.A2" office:value-type="string">
            <text:p text:style-name="P7">Alternate flows</text:p>
          </table:table-cell>
          <table:table-cell table:style-name="Table11.B2" office:value-type="string">
            <text:p text:style-name="P5">A1 The provided credentials are incorrect</text:p>
            <text:p text:style-name="P5">Display error, return to step 2 in the main flow</text:p>
            <text:p text:style-name="P5"/>
            <text:p text:style-name="P5">A2 Multiple invalid attempts to log in</text:p>
            <text:p text:style-name="P5">Display error, notify system administrator</text:p>
          </table:table-cell>
        </table:table-row>
        <text:soft-page-break/>
        <table:table-row>
          <table:table-cell table:style-name="Table11.A2" office:value-type="string">
            <text:p text:style-name="P7">Frequency</text:p>
          </table:table-cell>
          <table:table-cell table:style-name="Table11.B2" office:value-type="string">
            <text:p text:style-name="P3">Often</text:p>
          </table:table-cell>
        </table:table-row>
        <table:table-row>
          <table:table-cell table:style-name="Table11.A2" office:value-type="string">
            <text:p text:style-name="P7">Priority</text:p>
          </table:table-cell>
          <table:table-cell table:style-name="Table11.B2" office:value-type="string">
            <text:p text:style-name="P3">High</text:p>
          </table:table-cell>
        </table:table-row>
      </table:table>
      <text:p text:style-name="Text_20_body"/>
      <text:p text:style-name="P10">Detailed Functional Requirement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Functional Requirement</text:p>
          </table:table-cell>
          <table:table-cell table:style-name="Table13.B1" office:value-type="string">
            <text:p text:style-name="P9">Grade</text:p>
          </table:table-cell>
        </table:table-row>
        <table:table-row>
          <table:table-cell table:style-name="Table13.A2" office:value-type="string">
            <text:p text:style-name="P9">1. Registering a patient in the system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8">1A System stores the information about a patient as given by the Guard Doctor</text:p>
          </table:table-cell>
          <table:table-cell table:style-name="Table13.B2" office:value-type="string">
            <text:p text:style-name="P17">10</text:p>
          </table:table-cell>
        </table:table-row>
        <table:table-row>
          <table:table-cell table:style-name="Table13.A2" office:value-type="string">
            <text:p text:style-name="P9">2.Internation and release of a patient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7">2A System changes status of a patient to interned at the request of the assigned doctor</text:p>
          </table:table-cell>
          <table:table-cell table:style-name="Table13.B2" office:value-type="string">
            <text:p text:style-name="P17">10</text:p>
          </table:table-cell>
        </table:table-row>
        <table:table-row>
          <table:table-cell table:style-name="Table13.A2" office:value-type="string">
            <text:p text:style-name="P17">2B System changes status of a patient to released at the request of the assigned doctor</text:p>
          </table:table-cell>
          <table:table-cell table:style-name="Table13.B2" office:value-type="string">
            <text:p text:style-name="P17">10</text:p>
          </table:table-cell>
        </table:table-row>
        <table:table-row>
          <table:table-cell table:style-name="Table13.A2" office:value-type="string">
            <text:p text:style-name="P9">3. Clinical File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17">3A System serves the clinical file to be seen by the patient or assigned doctor</text:p>
          </table:table-cell>
          <table:table-cell table:style-name="Table13.B2" office:value-type="string">
            <text:p text:style-name="P17">8</text:p>
          </table:table-cell>
        </table:table-row>
        <table:table-row>
          <table:table-cell table:style-name="Table13.A2" office:value-type="string">
            <text:p text:style-name="P17">3B System updates the clinical file with changes made by the assigned doctor</text:p>
          </table:table-cell>
          <table:table-cell table:style-name="Table13.B2" office:value-type="string">
            <text:p text:style-name="P17">9</text:p>
          </table:table-cell>
        </table:table-row>
        <table:table-row table:style-name="Table13.10">
          <table:table-cell table:style-name="Table13.A2" office:value-type="string">
            <text:p text:style-name="P17">3C System updates the clinical file by adding the daily readings from the sensors fitted inside the bed</text:p>
          </table:table-cell>
          <table:table-cell table:style-name="Table13.B2" office:value-type="string">
            <text:p text:style-name="P17">10</text:p>
          </table:table-cell>
        </table:table-row>
      </table:table>
      <text:p text:style-name="P1"/>
      <text:p text:style-name="P8">Non-functional requirements</text:p>
      <text:p text:style-name="P8">Availability</text:p>
      <text:p text:style-name="P8">- AV1: <text:span text:style-name="T4">The system has an availability of 99.99%</text:span></text:p>
      <text:p text:style-name="P8"><text:span text:style-name="T4"/></text:p>
      <text:p text:style-name="P8">Performance</text:p>
      <text:p text:style-name="P8">- PERF1: <text:span text:style-name="T4">The system response type on average is 150ms and maximum response time is 3 seconds</text:span></text:p>
      <text:p text:style-name="P8"/>
      <text:p text:style-name="P8">Reliability</text:p>
      <text:p text:style-name="P8">- REL1: <text:span text:style-name="T4">The system has a MTBF of 336 hours</text:span></text:p>
      <text:p text:style-name="P8"/>
      <text:p text:style-name="P8">Capacity</text:p>
      <text:p text:style-name="P8">- CAP1:<text:span text:style-name="T4"> The system can store 5000 patients, alongside their related data</text:span></text:p>
      <text:p text:style-name="P8"/>
      <text:p text:style-name="P8">Usability</text:p>
      <text:p text:style-name="P8">- USA1: <text:span text:style-name="T4">The system can be used by new users after a 45 minute training session.</text:span></text:p>
      <text:p text:style-name="P8">- USA2:<text:span text:style-name="T4"> The system language can be set for Romanian and English</text:span></text:p>
      <text:p text:style-name="P8"/>
      <text:p text:style-name="P8">Security:</text:p>
      <text:p text:style-name="P8">- SEC1: <text:span text:style-name="T4">Users log in via username and password</text:span></text:p>
      <text:p text:style-name="P8">- SEC2: <text:span text:style-name="T4">Users can only access </text:span><text:span text:style-name="T5">information and </text:span><text:span text:style-name="T4">functions of the system based on their role and what they have access to</text:span></text:p>
      <text:p text:style-name="P8"><text:span text:style-name="T4">- </text:span>SEC3: <text:span text:style-name="T4">Passwords are stored in their encrypted form</text:span></text:p>
      <text:p text:style-name="P8">- SEC4: <text:span text:style-name="T4">System uses https</text:span></text:p>
      <text:p text:style-name="P8">- SEC5:<text:span text:style-name="T4"> System is compliant with GDPR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2"><text:soft-page-break/>Operation Contracts</text:p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">Operation</text:p>
          </table:table-cell>
          <table:table-cell table:style-name="Table14.B1" office:value-type="string">
            <text:p text:style-name="P22">Register patient(person p)</text:p>
          </table:table-cell>
        </table:table-row>
        <table:table-row>
          <table:table-cell table:style-name="Table14.A2" office:value-type="string">
            <text:p text:style-name="P13">Cross reference</text:p>
          </table:table-cell>
          <table:table-cell table:style-name="Table14.B2" office:value-type="string">
            <text:p text:style-name="P21">UC<text:span text:style-name="T6">1 </text:span><text:span text:style-name="T7">Regis</text:span><text:span text:style-name="T6">tring a patient</text:span></text:p>
          </table:table-cell>
        </table:table-row>
        <table:table-row>
          <table:table-cell table:style-name="Table14.A2" office:value-type="string">
            <text:p text:style-name="P13">Preconditions</text:p>
          </table:table-cell>
          <table:table-cell table:style-name="Table14.B2" office:value-type="string">
            <text:p text:style-name="P20">­<text:span text:style-name="T6">Person p is not already in the system</text:span></text:p>
            <text:p text:style-name="P22">Person p cannot be treated ambulatory</text:p>
          </table:table-cell>
        </table:table-row>
        <table:table-row>
          <table:table-cell table:style-name="Table14.A2" office:value-type="string">
            <text:p text:style-name="P13">Postconditions</text:p>
          </table:table-cell>
          <table:table-cell table:style-name="Table14.B2" office:value-type="string">
            <text:p text:style-name="P22">Person p added to the database</text:p>
            <text:p text:style-name="P24">Clinical file cf created and associated with person p</text:p>
          </table:table-cell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Operation</text:p>
          </table:table-cell>
          <table:table-cell table:style-name="Table16.B1" office:value-type="string">
            <text:p text:style-name="P22"><text:span text:style-name="T8">Intern Patient</text:span>(person p, <text:span text:style-name="T8">internation i</text:span>)</text:p>
          </table:table-cell>
        </table:table-row>
        <table:table-row>
          <table:table-cell table:style-name="Table16.A2" office:value-type="string">
            <text:p text:style-name="P15">Cross reference</text:p>
          </table:table-cell>
          <table:table-cell table:style-name="Table16.B2" office:value-type="string">
            <text:p text:style-name="P23">UC2 <text:span text:style-name="T7">Intern</text:span><text:span text:style-name="T6">ation of a patient</text:span></text:p>
          </table:table-cell>
        </table:table-row>
        <table:table-row>
          <table:table-cell table:style-name="Table16.A2" office:value-type="string">
            <text:p text:style-name="P15">Preconditions</text:p>
          </table:table-cell>
          <table:table-cell table:style-name="Table16.B2" office:value-type="string">
            <text:p text:style-name="P23">Person p is not already interned in the hospital</text:p>
          </table:table-cell>
        </table:table-row>
        <table:table-row>
          <table:table-cell table:style-name="Table16.A2" office:value-type="string">
            <text:p text:style-name="P15">Postconditions</text:p>
          </table:table-cell>
          <table:table-cell table:style-name="Table16.B2" office:value-type="string">
            <text:p text:style-name="P23">Person p associated with internation I</text:p>
            <text:p text:style-name="P23">Internation i.ongoing = true</text:p>
          </table:table-cell>
        </table:table-row>
      </table:table>
      <text:p text:style-name="P1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Operation</text:p>
          </table:table-cell>
          <table:table-cell table:style-name="Table17.B1" office:value-type="string">
            <text:p text:style-name="P24">Release Patient(internation i)</text:p>
          </table:table-cell>
        </table:table-row>
        <table:table-row>
          <table:table-cell table:style-name="Table17.A2" office:value-type="string">
            <text:p text:style-name="P15">Cross reference</text:p>
          </table:table-cell>
          <table:table-cell table:style-name="Table17.B2" office:value-type="string">
            <text:p text:style-name="P23">UC3 <text:span text:style-name="T2">Release an interned patient</text:span></text:p>
          </table:table-cell>
        </table:table-row>
        <table:table-row>
          <table:table-cell table:style-name="Table17.A2" office:value-type="string">
            <text:p text:style-name="P15">Preconditions</text:p>
          </table:table-cell>
          <table:table-cell table:style-name="Table17.B2" office:value-type="string">
            <text:p text:style-name="P23">Internation i is ongoing</text:p>
          </table:table-cell>
        </table:table-row>
        <table:table-row>
          <table:table-cell table:style-name="Table17.A2" office:value-type="string">
            <text:p text:style-name="P15">Postconditions</text:p>
          </table:table-cell>
          <table:table-cell table:style-name="Table17.B2" office:value-type="string">
            <text:p text:style-name="P23">Internation i.ongoing = false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Operation</text:p>
          </table:table-cell>
          <table:table-cell table:style-name="Table15.B1" office:value-type="string">
            <text:p text:style-name="P23">Update Clinical File(data d, <text:span text:style-name="T9">clinical file cf</text:span>)</text:p>
          </table:table-cell>
        </table:table-row>
        <table:table-row>
          <table:table-cell table:style-name="Table15.A2" office:value-type="string">
            <text:p text:style-name="P15">Cross reference</text:p>
          </table:table-cell>
          <table:table-cell table:style-name="Table15.B2" office:value-type="string">
            <text:p text:style-name="P23">UC4 <text:span text:style-name="T2">Update Clinical File</text:span></text:p>
          </table:table-cell>
        </table:table-row>
        <table:table-row>
          <table:table-cell table:style-name="Table15.A2" office:value-type="string">
            <text:p text:style-name="P15">Preconditions</text:p>
          </table:table-cell>
          <table:table-cell table:style-name="Table15.B2" office:value-type="string">
            <text:p text:style-name="P24">Clinical File cf exists and is associated with a person p that is registered in the database</text:p>
          </table:table-cell>
        </table:table-row>
        <table:table-row>
          <table:table-cell table:style-name="Table15.A2" office:value-type="string">
            <text:p text:style-name="P15">Postconditions</text:p>
          </table:table-cell>
          <table:table-cell table:style-name="Table15.B2" office:value-type="string">
            <text:p text:style-name="P24">Add Data d to the Clinical File cf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9:37:42.895970058</meta:creation-date>
    <dc:date>2024-05-13T12:21:14.188610165</dc:date>
    <meta:editing-duration>PT1H25M18S</meta:editing-duration>
    <meta:editing-cycles>7</meta:editing-cycles>
    <meta:generator>LibreOffice/24.2.3.2$Linux_X86_64 LibreOffice_project/420$Build-2</meta:generator>
    <meta:document-statistic meta:table-count="17" meta:image-count="0" meta:object-count="0" meta:page-count="5" meta:paragraph-count="241" meta:word-count="995" meta:character-count="5969" meta:non-whitespace-character-count="5216"/>
  </office:meta>
</office:document-meta>
</file>